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8392" calcext:value-type="float">
            <text:p>-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632" calcext:value-type="float">
            <text:p>-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3256" calcext:value-type="float">
            <text:p>-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764" calcext:value-type="float">
            <text:p>-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2024" calcext:value-type="float">
            <text:p>-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0688" calcext:value-type="float">
            <text:p>-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6304" calcext:value-type="float">
            <text:p>-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1816" calcext:value-type="float">
            <text:p>-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8-0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4-03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0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8-29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6-20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5344" calcext:value-type="float">
            <text:p>-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4488" calcext:value-type="float">
            <text:p>-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1816" calcext:value-type="float">
            <text:p>-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7056" calcext:value-type="float">
            <text:p>-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1816" calcext:value-type="float">
            <text:p>-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0-1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6-13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0-26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6-01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3-03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0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8-2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4-2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9-0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7-02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1-1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8-21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3-1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2-1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0-30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7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5-23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827076293001</text:p>
          </table:table-cell>
          <table:table-cell office:value-type="string" calcext:value-type="string">
            <text:p>HY-194 AT POCOSIN LAKES NWR (SURFICIAL)</text:p>
          </table:table-cell>
          <table:table-cell office:value-type="string" calcext:value-type="string">
            <text:p>2018-04-18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8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512" meta:object-count="0"/>
    <meta:user-defined meta:name="AppVersion">3.0</meta:user-defined>
  </office:meta>
</office:document-meta>
</file>